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8008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8014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8028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8037.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8046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8056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8068.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8076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8086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8096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8147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8159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8176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8194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8205.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8216.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8231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8247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8257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8263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8279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8285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8290.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8298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8305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8311.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8325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8332.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8335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8337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8343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8349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8353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8356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8362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8371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8377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8382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8391.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8402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8411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8417.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8429.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8445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8457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8467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8500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8516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8531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8552.5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8575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8592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8609.3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8637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8678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8712.1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8730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8749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8776.9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8785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8800.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8816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8824.7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8830.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8841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8854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8862.6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8869.4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float" office:value="8882" calcext:value-type="float">
            <text:p>8882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8896.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float" office:value="10328" calcext:value-type="float">
            <text:p>1032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float" office:value="10348" calcext:value-type="float">
            <text:p>1034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float" office:value="10382" calcext:value-type="float">
            <text:p>103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float" office:value="10403" calcext:value-type="float">
            <text:p>10403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float" office:value="10427" calcext:value-type="float">
            <text:p>1042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float" office:value="10439" calcext:value-type="float">
            <text:p>1043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float" office:value="10470" calcext:value-type="float">
            <text:p>10470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float" office:value="10486" calcext:value-type="float">
            <text:p>1048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float" office:value="10522" calcext:value-type="float">
            <text:p>1052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float" office:value="10539" calcext:value-type="float">
            <text:p>1053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float" office:value="10556" calcext:value-type="float">
            <text:p>1055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float" office:value="10575" calcext:value-type="float">
            <text:p>1057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float" office:value="10595" calcext:value-type="float">
            <text:p>1059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float" office:value="10637" calcext:value-type="float">
            <text:p>1063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float" office:value="10722" calcext:value-type="float">
            <text:p>1072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float" office:value="10746" calcext:value-type="float">
            <text:p>1074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float" office:value="11005" calcext:value-type="float">
            <text:p>1100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float" office:value="11028" calcext:value-type="float">
            <text:p>1102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float" office:value="11055" calcext:value-type="float">
            <text:p>11055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float" office:value="11099" calcext:value-type="float">
            <text:p>1109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float" office:value="11114" calcext:value-type="float">
            <text:p>1111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float" office:value="11176" calcext:value-type="float">
            <text:p>1117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float" office:value="11249" calcext:value-type="float">
            <text:p>1124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float" office:value="11266" calcext:value-type="float">
            <text:p>1126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float" office:value="11314" calcext:value-type="float">
            <text:p>1131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11338" calcext:value-type="float">
            <text:p>1133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float" office:value="11406" calcext:value-type="float">
            <text:p>1140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float" office:value="11464" calcext:value-type="float">
            <text:p>1146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float" office:value="11482" calcext:value-type="float">
            <text:p>11482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5174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5178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5179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5182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5193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5195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5198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5202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5205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5206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5210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5215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521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5221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5225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5230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5235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5238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5243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524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5253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5256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5264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5269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5274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527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5284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5298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5309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5317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5322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5328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5334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5342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534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5353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5359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5367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5373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5383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5392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539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5404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540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5417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5424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5429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5434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5442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5449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5453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5458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5471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5476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5483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5487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5488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5492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5502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5502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5505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5510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5513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5514.4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5517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5518.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5519.6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5523.2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5525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60738" calcext:value-type="float">
            <text:p>60738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60847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60957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61068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61179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61291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61403.9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61516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61629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61741.5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61851.9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61961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float" office:value="62069" calcext:value-type="float">
            <text:p>62069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62178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62290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62403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62518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62634.8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62752.8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62872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62993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63111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63227.4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63340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63451.5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float" office:value="63559" calcext:value-type="float">
            <text:p>63559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63663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63764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63862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63957.8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64051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64142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64231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64319" calcext:value-type="float">
            <text:p>64319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64404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64488.4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64570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64651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64732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64812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64891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64971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65050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65130.5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65210.5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65290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65369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65448.8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65527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65608.5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65691.4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65776.4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65863.4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65949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66033.8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66117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66199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66277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66351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66420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66486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66550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float" office:value="66613" calcext:value-type="float">
            <text:p>6661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66674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66734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66797" calcext:value-type="float">
            <text:p>6679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66862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66930.2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67000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67075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67153.7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67236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67322.5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67407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67491.3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67573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67654.6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67730.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67799.9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67864.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81452" calcext:value-type="float">
            <text:p>8145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float" office:value="81454" calcext:value-type="float">
            <text:p>8145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float" office:value="81459" calcext:value-type="float">
            <text:p>8145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float" office:value="81462" calcext:value-type="float">
            <text:p>8146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float" office:value="81476" calcext:value-type="float">
            <text:p>8147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float" office:value="81506" calcext:value-type="float">
            <text:p>8150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float" office:value="81531" calcext:value-type="float">
            <text:p>8153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float" office:value="81557" calcext:value-type="float">
            <text:p>8155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float" office:value="81569" calcext:value-type="float">
            <text:p>8156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float" office:value="81579" calcext:value-type="float">
            <text:p>8157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float" office:value="81582" calcext:value-type="float">
            <text:p>8158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float" office:value="81584" calcext:value-type="float">
            <text:p>8158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float" office:value="81579" calcext:value-type="float">
            <text:p>8157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81560" calcext:value-type="float">
            <text:p>8156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float" office:value="81540" calcext:value-type="float">
            <text:p>8154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81517" calcext:value-type="float">
            <text:p>8151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float" office:value="81499" calcext:value-type="float">
            <text:p>8149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float" office:value="81471" calcext:value-type="float">
            <text:p>8147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float" office:value="81442" calcext:value-type="float">
            <text:p>8144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float" office:value="81413" calcext:value-type="float">
            <text:p>81413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float" office:value="81382" calcext:value-type="float">
            <text:p>8138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float" office:value="81354" calcext:value-type="float">
            <text:p>8135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float" office:value="81326" calcext:value-type="float">
            <text:p>8132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float" office:value="81286" calcext:value-type="float">
            <text:p>8128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float" office:value="81241" calcext:value-type="float">
            <text:p>8124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float" office:value="81203" calcext:value-type="float">
            <text:p>81203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float" office:value="81150" calcext:value-type="float">
            <text:p>8115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float" office:value="81101" calcext:value-type="float">
            <text:p>8110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float" office:value="81050" calcext:value-type="float">
            <text:p>8105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float" office:value="81017" calcext:value-type="float">
            <text:p>8101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float" office:value="80972" calcext:value-type="float">
            <text:p>8097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float" office:value="80932" calcext:value-type="float">
            <text:p>8093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float" office:value="80852" calcext:value-type="float">
            <text:p>8085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80801" calcext:value-type="float">
            <text:p>8080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float" office:value="80744" calcext:value-type="float">
            <text:p>8074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float" office:value="80659" calcext:value-type="float">
            <text:p>8065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float" office:value="80577" calcext:value-type="float">
            <text:p>8057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float" office:value="80501" calcext:value-type="float">
            <text:p>8050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float" office:value="80451" calcext:value-type="float">
            <text:p>8045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float" office:value="80404" calcext:value-type="float">
            <text:p>8040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float" office:value="80321" calcext:value-type="float">
            <text:p>8032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float" office:value="80296" calcext:value-type="float">
            <text:p>8029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float" office:value="80268" calcext:value-type="float">
            <text:p>8026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float" office:value="80254" calcext:value-type="float">
            <text:p>8025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float" office:value="80250" calcext:value-type="float">
            <text:p>8025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float" office:value="80261" calcext:value-type="float">
            <text:p>8026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float" office:value="80285" calcext:value-type="float">
            <text:p>80285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float" office:value="80306" calcext:value-type="float">
            <text:p>8030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float" office:value="80357" calcext:value-type="float">
            <text:p>8035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float" office:value="80399" calcext:value-type="float">
            <text:p>8039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float" office:value="80447" calcext:value-type="float">
            <text:p>8044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float" office:value="80502" calcext:value-type="float">
            <text:p>8050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float" office:value="80562" calcext:value-type="float">
            <text:p>8056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float" office:value="80595" calcext:value-type="float">
            <text:p>80595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float" office:value="80670" calcext:value-type="float">
            <text:p>80670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float" office:value="80757" calcext:value-type="float">
            <text:p>8075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float" office:value="80837" calcext:value-type="float">
            <text:p>8083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float" office:value="80917" calcext:value-type="float">
            <text:p>8091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float" office:value="81025" calcext:value-type="float">
            <text:p>81025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float" office:value="81154" calcext:value-type="float">
            <text:p>8115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float" office:value="81393" calcext:value-type="float">
            <text:p>81393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float" office:value="81529" calcext:value-type="float">
            <text:p>81529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float" office:value="81738" calcext:value-type="float">
            <text:p>8173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float" office:value="82088" calcext:value-type="float">
            <text:p>8208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float" office:value="82221" calcext:value-type="float">
            <text:p>8222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82321" calcext:value-type="float">
            <text:p>8232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82388" calcext:value-type="float">
            <text:p>8238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float" office:value="82467" calcext:value-type="float">
            <text:p>8246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float" office:value="82548" calcext:value-type="float">
            <text:p>8254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float" office:value="82642" calcext:value-type="float">
            <text:p>8264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float" office:value="82696" calcext:value-type="float">
            <text:p>8269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float" office:value="82742" calcext:value-type="float">
            <text:p>8274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float" office:value="82817" calcext:value-type="float">
            <text:p>8281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float" office:value="82867" calcext:value-type="float">
            <text:p>82867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float" office:value="82938" calcext:value-type="float">
            <text:p>8293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float" office:value="83001" calcext:value-type="float">
            <text:p>8300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float" office:value="83042" calcext:value-type="float">
            <text:p>83042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float" office:value="83078" calcext:value-type="float">
            <text:p>83078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float" office:value="83106" calcext:value-type="float">
            <text:p>83106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float" office:value="83146" calcext:value-type="float">
            <text:p>8314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3783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3795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3809.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3828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3839.9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3871.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3888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3906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3924.9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3940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3956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3973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3988.3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4004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4021.3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4037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4055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4076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4099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4122.5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4145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4172.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4199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4226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4245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4287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4320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4354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4386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4415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4444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4472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4491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4504.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4515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4526.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4537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4545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4552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4556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4562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4567.9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4572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4576.9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4580.5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4584.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4594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4600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4604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4610.3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4616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4623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4630.5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4638.3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4647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4657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4667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4677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4689.5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4713.9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4741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4758" calcext:value-type="float">
            <text:p>475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4771.3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4783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4793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4807.1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4825.3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4828.9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4857.8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4870.7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4885.5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4902.4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4935.2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4949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56929" calcext:value-type="float">
            <text:p>5692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56937.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56946.4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56955.4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56964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56974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56984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56995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57015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57065.4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57114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57163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57239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57345.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57452.2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57559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57666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57773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57882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57990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58074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58135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58197.4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58258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58316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58371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58427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58484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58572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58694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58817.4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58940.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59054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59158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59263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59368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59454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59521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59589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59656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59723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59787.2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59851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59915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59967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60006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60046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60086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60126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60169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60212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60255.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60285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60302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60320.2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float" office:value="60338" calcext:value-type="float">
            <text:p>6033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60339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60327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60314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60301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60279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60246.5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60212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60179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60150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60127" calcext:value-type="float">
            <text:p>6012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60103.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60079.2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60052.2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60019.9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59986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float" office:value="59951" calcext:value-type="float">
            <text:p>5995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59916.2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59886.8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59863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59842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59800.7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59740.1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59702.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59673.2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435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436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437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438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439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441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442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443.9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445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446.2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447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448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449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451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453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454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455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459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460.9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462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464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466.9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468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470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471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473.9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475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477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480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481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483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485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490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497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498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501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503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506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509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511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514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517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521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524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526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529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533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536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540.9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544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546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549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553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557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559.7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562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564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566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570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575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577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582.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590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592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595.3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598.8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601.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604.2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607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610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613.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617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623.1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625.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float" office:value="15907" calcext:value-type="float">
            <text:p>1590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float" office:value="15975" calcext:value-type="float">
            <text:p>1597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float" office:value="16003" calcext:value-type="float">
            <text:p>1600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float" office:value="16028" calcext:value-type="float">
            <text:p>1602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float" office:value="16060" calcext:value-type="float">
            <text:p>1606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float" office:value="16094" calcext:value-type="float">
            <text:p>1609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float" office:value="16135" calcext:value-type="float">
            <text:p>1613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float" office:value="16159" calcext:value-type="float">
            <text:p>16159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float" office:value="16184" calcext:value-type="float">
            <text:p>1618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float" office:value="16201" calcext:value-type="float">
            <text:p>16201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16215" calcext:value-type="float">
            <text:p>1621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float" office:value="16233" calcext:value-type="float">
            <text:p>1623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16252" calcext:value-type="float">
            <text:p>16252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float" office:value="16266" calcext:value-type="float">
            <text:p>1626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float" office:value="16273" calcext:value-type="float">
            <text:p>1627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float" office:value="16303" calcext:value-type="float">
            <text:p>1630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float" office:value="16309" calcext:value-type="float">
            <text:p>16309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float" office:value="16313" calcext:value-type="float">
            <text:p>1631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float" office:value="16323" calcext:value-type="float">
            <text:p>1632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float" office:value="16334" calcext:value-type="float">
            <text:p>1633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float" office:value="16339" calcext:value-type="float">
            <text:p>16339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float" office:value="16347" calcext:value-type="float">
            <text:p>1634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float" office:value="16358" calcext:value-type="float">
            <text:p>1635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float" office:value="16364" calcext:value-type="float">
            <text:p>1636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float" office:value="16373" calcext:value-type="float">
            <text:p>1637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float" office:value="16387" calcext:value-type="float">
            <text:p>1638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float" office:value="16403" calcext:value-type="float">
            <text:p>1640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16431" calcext:value-type="float">
            <text:p>16431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float" office:value="16455" calcext:value-type="float">
            <text:p>1645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float" office:value="16480" calcext:value-type="float">
            <text:p>1648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float" office:value="16497" calcext:value-type="float">
            <text:p>1649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float" office:value="16515" calcext:value-type="float">
            <text:p>1651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float" office:value="16568" calcext:value-type="float">
            <text:p>1656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float" office:value="16585" calcext:value-type="float">
            <text:p>1658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float" office:value="16601" calcext:value-type="float">
            <text:p>16601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float" office:value="16626" calcext:value-type="float">
            <text:p>1662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float" office:value="16703" calcext:value-type="float">
            <text:p>1670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float" office:value="16725" calcext:value-type="float">
            <text:p>1672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float" office:value="16736" calcext:value-type="float">
            <text:p>1673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float" office:value="16744" calcext:value-type="float">
            <text:p>1674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float" office:value="16761" calcext:value-type="float">
            <text:p>16761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float" office:value="16779" calcext:value-type="float">
            <text:p>16779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float" office:value="16786" calcext:value-type="float">
            <text:p>1678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float" office:value="16793" calcext:value-type="float">
            <text:p>1679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float" office:value="16810" calcext:value-type="float">
            <text:p>1681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float" office:value="16829" calcext:value-type="float">
            <text:p>16829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float" office:value="16838" calcext:value-type="float">
            <text:p>1683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float" office:value="16853" calcext:value-type="float">
            <text:p>1685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float" office:value="16874" calcext:value-type="float">
            <text:p>1687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float" office:value="16913" calcext:value-type="float">
            <text:p>1691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float" office:value="16947" calcext:value-type="float">
            <text:p>1694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float" office:value="16976" calcext:value-type="float">
            <text:p>1697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float" office:value="16992" calcext:value-type="float">
            <text:p>16992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17011" calcext:value-type="float">
            <text:p>17011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float" office:value="17176" calcext:value-type="float">
            <text:p>17176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float" office:value="17194" calcext:value-type="float">
            <text:p>1719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float" office:value="17210" calcext:value-type="float">
            <text:p>1721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float" office:value="17278" calcext:value-type="float">
            <text:p>17278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float" office:value="17294" calcext:value-type="float">
            <text:p>17294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float" office:value="17357" calcext:value-type="float">
            <text:p>17357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10260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10280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10299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10318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10339.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10354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10370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float" office:value="10386" calcext:value-type="float">
            <text:p>1038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10400.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float" office:value="10414" calcext:value-type="float">
            <text:p>1041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10426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10437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float" office:value="10449" calcext:value-type="float">
            <text:p>1044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10456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10461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10467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10475.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10480.7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10486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10492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10496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10500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10506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10510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10516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10520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10523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10528.7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10534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10541.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10546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10549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10553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10557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float" office:value="10560" calcext:value-type="float">
            <text:p>10560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10561.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10564.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10566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10569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10572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10573.7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10573.3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10572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float" office:value="10573" calcext:value-type="float">
            <text:p>10573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10567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10561.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10554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10546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10521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10508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10495.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10478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10464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10450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10435.3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10419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10406.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10394.7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10383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10374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10363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10352.7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10329.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10320.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10312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float" office:value="10301" calcext:value-type="float">
            <text:p>1030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10297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10284.5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10282.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10283.3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10284.9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10286.1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10287.2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10286.7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5398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5400.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5401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5402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5379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5379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5379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5379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5378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5378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5378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5378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5379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5380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5381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5382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5384.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5385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5386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5387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5388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5389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5390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5391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5392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5395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5397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5399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5401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5404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5407.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5410.1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5416.1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5419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5422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5425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5428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5431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5433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5393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5396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5399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5404.1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5405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5406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5408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5410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5412.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5413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5415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5416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5418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5419.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5420.1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5420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5421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5422.7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5424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5427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5429.8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5431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5434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5435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5437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5439.4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5441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5443.5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5445.1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5446.9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5448.6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5450.3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5452.1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5454.2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5456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40478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40526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40579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float" office:value="40633" calcext:value-type="float">
            <text:p>4063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float" office:value="40674" calcext:value-type="float">
            <text:p>4067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40720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40775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40894.1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41120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41319.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41516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41737.1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41922.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42112.9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42285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42464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float" office:value="42595" calcext:value-type="float">
            <text:p>4259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42746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42926.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43168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43378.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43584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43751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float" office:value="43936" calcext:value-type="float">
            <text:p>4393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44079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44248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44441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44672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44898.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45116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45342.1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45587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45752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45913.1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46062.9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46203.9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46270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46334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46398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46466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46495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46533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46578.9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46641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46669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46706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46755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46813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46797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46771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46753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46743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float" office:value="46680" calcext:value-type="float">
            <text:p>46680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46609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46553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46529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46481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46463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46454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46420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46415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46396.1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float" office:value="46397" calcext:value-type="float">
            <text:p>4639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46431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46423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46426" calcext:value-type="float">
            <text:p>4642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46448.9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46501.4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46503.8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46502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46532.3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46592.9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46639.6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46674.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46746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float" office:value="46855" calcext:value-type="float">
            <text:p>46855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46957.2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47046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47149.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47267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1403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1402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1400.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1398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1395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1393.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1391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1386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1384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1382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1380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1377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1374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1372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1368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1367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1365.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1363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1361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1359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1358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1356.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1351.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1349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1348.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1343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1342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1340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1340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1337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1336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1337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1336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1335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1334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1334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1333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1332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1331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1330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1329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1328.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1326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1325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1324.8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1324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1321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1320.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1319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1319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1316.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1315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1315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1313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1313.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1313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1313.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1315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1315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1315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1315.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1315.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1315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1315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1318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1318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1319.3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1319.7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1324.2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1324.6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1325.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1988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1989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1989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1990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1990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1991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1992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1993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1994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1995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1994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1995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1995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1996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1996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1996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1997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1998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1999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2001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2003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2004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2006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2009.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2010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2012.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2016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2021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2024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2013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2019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2024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2029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2035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2040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2043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2046.2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2048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2049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2048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2049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2052.2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2053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2054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2055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2056.2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2058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2058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2059.2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2059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2060.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2061.2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2061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2061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2062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2062.7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2063.6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2063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2064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2064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2065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2065.6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2066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2065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2065.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2067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2069.3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2073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2078.1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2082.9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2087.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2091.4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2094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2377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2371.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2364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2349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2341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2333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2325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2318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2313.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2307.7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2302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2296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2290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2285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2279.7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2272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2265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2259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2253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2246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2241.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2236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2230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2225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2221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2216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2211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2206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2203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2199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2194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2188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2181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2174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2166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2157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2147.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2126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2114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2103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2091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2079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2071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2062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2053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2047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2042.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2036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2030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2025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2020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2015.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2010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2004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1999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1996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1992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1987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1983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1979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1975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1966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1961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1956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1952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1947.4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1942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1938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1935.6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1931.9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1927.8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1924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1921.1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1918.2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1914.7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1911.3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1908.6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3499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3499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3499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3499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3470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3470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3470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3470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3443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3443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3443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3443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3415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3415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3415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3415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3377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3377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3377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3377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3322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3322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3322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3322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3269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3269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3269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3269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3231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3231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3231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3231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319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319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319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319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3162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3162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3162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3162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3097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3097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3097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3097.3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3028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3028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3028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string" calcext:value-type="string">
            <text:p>3028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2987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2987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2987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2987.8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2957.7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string" calcext:value-type="string">
            <text:p>2957.7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2957.7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2957.7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string" calcext:value-type="string">
            <text:p>2932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2932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2932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2932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2904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2904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2904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2904.9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286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286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286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2868.2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2828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2828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2828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2828.4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2801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string" calcext:value-type="string">
            <text:p>2801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2801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2801.5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2794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2794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2794.1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2794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10783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10798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10813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10828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10842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10855.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string" calcext:value-type="string">
            <text:p>10868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10881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10891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10898.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10905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10912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10918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float" office:value="10925" calcext:value-type="float">
            <text:p>1092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10931.2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string" calcext:value-type="string">
            <text:p>10937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10944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10951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10958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10966.2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10974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10982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10991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11000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11008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11016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11024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11032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11039.2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11045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11051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11057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11065.2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11073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string" calcext:value-type="string">
            <text:p>11082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11090.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11097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11103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11110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11116.2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11119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11120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11121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11122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11118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11109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11100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float" office:value="11091" calcext:value-type="float">
            <text:p>1109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string" calcext:value-type="string">
            <text:p>11075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11055.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string" calcext:value-type="string">
            <text:p>11034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float" office:value="11014" calcext:value-type="float">
            <text:p>1101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string" calcext:value-type="string">
            <text:p>10993.9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string" calcext:value-type="string">
            <text:p>10955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10936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float" office:value="10918" calcext:value-type="float">
            <text:p>1091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10901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string" calcext:value-type="string">
            <text:p>10883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10866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10848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10830.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10811.6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float" office:value="10793" calcext:value-type="float">
            <text:p>1079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10781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float" office:value="10778" calcext:value-type="float">
            <text:p>1077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10770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10764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10758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10751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10744.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10739.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10730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10726.7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10723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10722.3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10720.8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string" calcext:value-type="string">
            <text:p>10719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1</text:p>
          </table:table-cell>
          <table:table-cell office:value-type="string" calcext:value-type="string">
            <text:p>Q1-2000</text:p>
          </table:table-cell>
          <table:table-cell office:value-type="string" calcext:value-type="string">
            <text:p>319859.4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2</text:p>
          </table:table-cell>
          <table:table-cell office:value-type="string" calcext:value-type="string">
            <text:p>Q2-2000</text:p>
          </table:table-cell>
          <table:table-cell office:value-type="string" calcext:value-type="string">
            <text:p>320120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3</text:p>
          </table:table-cell>
          <table:table-cell office:value-type="string" calcext:value-type="string">
            <text:p>Q3-2000</text:p>
          </table:table-cell>
          <table:table-cell office:value-type="string" calcext:value-type="string">
            <text:p>320446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0-Q4</text:p>
          </table:table-cell>
          <table:table-cell office:value-type="string" calcext:value-type="string">
            <text:p>Q4-2000</text:p>
          </table:table-cell>
          <table:table-cell office:value-type="string" calcext:value-type="string">
            <text:p>320776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1</text:p>
          </table:table-cell>
          <table:table-cell office:value-type="string" calcext:value-type="string">
            <text:p>Q1-2001</text:p>
          </table:table-cell>
          <table:table-cell office:value-type="string" calcext:value-type="string">
            <text:p>320871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2</text:p>
          </table:table-cell>
          <table:table-cell office:value-type="string" calcext:value-type="string">
            <text:p>Q2-2001</text:p>
          </table:table-cell>
          <table:table-cell office:value-type="string" calcext:value-type="string">
            <text:p>321162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3</text:p>
          </table:table-cell>
          <table:table-cell office:value-type="string" calcext:value-type="string">
            <text:p>Q3-2001</text:p>
          </table:table-cell>
          <table:table-cell office:value-type="float" office:value="321517" calcext:value-type="float">
            <text:p>32151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1-Q4</text:p>
          </table:table-cell>
          <table:table-cell office:value-type="string" calcext:value-type="string">
            <text:p>Q4-2001</text:p>
          </table:table-cell>
          <table:table-cell office:value-type="string" calcext:value-type="string">
            <text:p>321936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1</text:p>
          </table:table-cell>
          <table:table-cell office:value-type="string" calcext:value-type="string">
            <text:p>Q1-2002</text:p>
          </table:table-cell>
          <table:table-cell office:value-type="string" calcext:value-type="string">
            <text:p>322255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2</text:p>
          </table:table-cell>
          <table:table-cell office:value-type="string" calcext:value-type="string">
            <text:p>Q2-2002</text:p>
          </table:table-cell>
          <table:table-cell office:value-type="string" calcext:value-type="string">
            <text:p>322709.6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3</text:p>
          </table:table-cell>
          <table:table-cell office:value-type="string" calcext:value-type="string">
            <text:p>Q3-2002</text:p>
          </table:table-cell>
          <table:table-cell office:value-type="string" calcext:value-type="string">
            <text:p>323198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2-Q4</text:p>
          </table:table-cell>
          <table:table-cell office:value-type="string" calcext:value-type="string">
            <text:p>Q4-2002</text:p>
          </table:table-cell>
          <table:table-cell office:value-type="string" calcext:value-type="string">
            <text:p>323709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1</text:p>
          </table:table-cell>
          <table:table-cell office:value-type="string" calcext:value-type="string">
            <text:p>Q1-2003</text:p>
          </table:table-cell>
          <table:table-cell office:value-type="string" calcext:value-type="string">
            <text:p>324005.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2</text:p>
          </table:table-cell>
          <table:table-cell office:value-type="string" calcext:value-type="string">
            <text:p>Q2-2003</text:p>
          </table:table-cell>
          <table:table-cell office:value-type="string" calcext:value-type="string">
            <text:p>324459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3</text:p>
          </table:table-cell>
          <table:table-cell office:value-type="string" calcext:value-type="string">
            <text:p>Q3-2003</text:p>
          </table:table-cell>
          <table:table-cell office:value-type="string" calcext:value-type="string">
            <text:p>324953.4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3-Q4</text:p>
          </table:table-cell>
          <table:table-cell office:value-type="string" calcext:value-type="string">
            <text:p>Q4-2003</text:p>
          </table:table-cell>
          <table:table-cell office:value-type="float" office:value="325457" calcext:value-type="float">
            <text:p>32545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1</text:p>
          </table:table-cell>
          <table:table-cell office:value-type="string" calcext:value-type="string">
            <text:p>Q1-2004</text:p>
          </table:table-cell>
          <table:table-cell office:value-type="string" calcext:value-type="string">
            <text:p>325707.6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2</text:p>
          </table:table-cell>
          <table:table-cell office:value-type="string" calcext:value-type="string">
            <text:p>Q2-2004</text:p>
          </table:table-cell>
          <table:table-cell office:value-type="string" calcext:value-type="string">
            <text:p>326123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3</text:p>
          </table:table-cell>
          <table:table-cell office:value-type="string" calcext:value-type="string">
            <text:p>Q3-2004</text:p>
          </table:table-cell>
          <table:table-cell office:value-type="string" calcext:value-type="string">
            <text:p>326632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4-Q4</text:p>
          </table:table-cell>
          <table:table-cell office:value-type="string" calcext:value-type="string">
            <text:p>Q4-2004</text:p>
          </table:table-cell>
          <table:table-cell office:value-type="string" calcext:value-type="string">
            <text:p>327212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1</text:p>
          </table:table-cell>
          <table:table-cell office:value-type="string" calcext:value-type="string">
            <text:p>Q1-2005</text:p>
          </table:table-cell>
          <table:table-cell office:value-type="string" calcext:value-type="string">
            <text:p>327502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2</text:p>
          </table:table-cell>
          <table:table-cell office:value-type="string" calcext:value-type="string">
            <text:p>Q2-2005</text:p>
          </table:table-cell>
          <table:table-cell office:value-type="string" calcext:value-type="string">
            <text:p>327935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3</text:p>
          </table:table-cell>
          <table:table-cell office:value-type="string" calcext:value-type="string">
            <text:p>Q3-2005</text:p>
          </table:table-cell>
          <table:table-cell office:value-type="string" calcext:value-type="string">
            <text:p>328392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5-Q4</text:p>
          </table:table-cell>
          <table:table-cell office:value-type="string" calcext:value-type="string">
            <text:p>Q4-2005</text:p>
          </table:table-cell>
          <table:table-cell office:value-type="string" calcext:value-type="string">
            <text:p>328854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1</text:p>
          </table:table-cell>
          <table:table-cell office:value-type="string" calcext:value-type="string">
            <text:p>Q1-2006</text:p>
          </table:table-cell>
          <table:table-cell office:value-type="string" calcext:value-type="string">
            <text:p>329036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2</text:p>
          </table:table-cell>
          <table:table-cell office:value-type="string" calcext:value-type="string">
            <text:p>Q2-2006</text:p>
          </table:table-cell>
          <table:table-cell office:value-type="string" calcext:value-type="string">
            <text:p>329399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3</text:p>
          </table:table-cell>
          <table:table-cell office:value-type="string" calcext:value-type="string">
            <text:p>Q3-2006</text:p>
          </table:table-cell>
          <table:table-cell office:value-type="string" calcext:value-type="string">
            <text:p>329842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6-Q4</text:p>
          </table:table-cell>
          <table:table-cell office:value-type="string" calcext:value-type="string">
            <text:p>Q4-2006</text:p>
          </table:table-cell>
          <table:table-cell office:value-type="string" calcext:value-type="string">
            <text:p>330322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1</text:p>
          </table:table-cell>
          <table:table-cell office:value-type="string" calcext:value-type="string">
            <text:p>Q1-2007</text:p>
          </table:table-cell>
          <table:table-cell office:value-type="string" calcext:value-type="string">
            <text:p>330629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2</text:p>
          </table:table-cell>
          <table:table-cell office:value-type="string" calcext:value-type="string">
            <text:p>Q2-2007</text:p>
          </table:table-cell>
          <table:table-cell office:value-type="string" calcext:value-type="string">
            <text:p>331128.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3</text:p>
          </table:table-cell>
          <table:table-cell office:value-type="string" calcext:value-type="string">
            <text:p>Q3-2007</text:p>
          </table:table-cell>
          <table:table-cell office:value-type="string" calcext:value-type="string">
            <text:p>331672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7-Q4</text:p>
          </table:table-cell>
          <table:table-cell office:value-type="string" calcext:value-type="string">
            <text:p>Q4-2007</text:p>
          </table:table-cell>
          <table:table-cell office:value-type="string" calcext:value-type="string">
            <text:p>332234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1</text:p>
          </table:table-cell>
          <table:table-cell office:value-type="string" calcext:value-type="string">
            <text:p>Q1-2008</text:p>
          </table:table-cell>
          <table:table-cell office:value-type="string" calcext:value-type="string">
            <text:p>332468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2</text:p>
          </table:table-cell>
          <table:table-cell office:value-type="string" calcext:value-type="string">
            <text:p>Q2-2008</text:p>
          </table:table-cell>
          <table:table-cell office:value-type="string" calcext:value-type="string">
            <text:p>332859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3</text:p>
          </table:table-cell>
          <table:table-cell office:value-type="string" calcext:value-type="string">
            <text:p>Q3-2008</text:p>
          </table:table-cell>
          <table:table-cell office:value-type="float" office:value="333284" calcext:value-type="float">
            <text:p>333284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8-Q4</text:p>
          </table:table-cell>
          <table:table-cell office:value-type="string" calcext:value-type="string">
            <text:p>Q4-2008</text:p>
          </table:table-cell>
          <table:table-cell office:value-type="string" calcext:value-type="string">
            <text:p>333667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1</text:p>
          </table:table-cell>
          <table:table-cell office:value-type="string" calcext:value-type="string">
            <text:p>Q1-2009</text:p>
          </table:table-cell>
          <table:table-cell office:value-type="string" calcext:value-type="string">
            <text:p>333762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2</text:p>
          </table:table-cell>
          <table:table-cell office:value-type="string" calcext:value-type="string">
            <text:p>Q2-2009</text:p>
          </table:table-cell>
          <table:table-cell office:value-type="string" calcext:value-type="string">
            <text:p>333972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3</text:p>
          </table:table-cell>
          <table:table-cell office:value-type="string" calcext:value-type="string">
            <text:p>Q3-2009</text:p>
          </table:table-cell>
          <table:table-cell office:value-type="string" calcext:value-type="string">
            <text:p>334259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09-Q4</text:p>
          </table:table-cell>
          <table:table-cell office:value-type="string" calcext:value-type="string">
            <text:p>Q4-2009</text:p>
          </table:table-cell>
          <table:table-cell office:value-type="string" calcext:value-type="string">
            <text:p>334554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1</text:p>
          </table:table-cell>
          <table:table-cell office:value-type="string" calcext:value-type="string">
            <text:p>Q1-2010</text:p>
          </table:table-cell>
          <table:table-cell office:value-type="string" calcext:value-type="string">
            <text:p>334555.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2</text:p>
          </table:table-cell>
          <table:table-cell office:value-type="string" calcext:value-type="string">
            <text:p>Q2-2010</text:p>
          </table:table-cell>
          <table:table-cell office:value-type="string" calcext:value-type="string">
            <text:p>334762.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3</text:p>
          </table:table-cell>
          <table:table-cell office:value-type="string" calcext:value-type="string">
            <text:p>Q3-2010</text:p>
          </table:table-cell>
          <table:table-cell office:value-type="string" calcext:value-type="string">
            <text:p>335034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0-Q4</text:p>
          </table:table-cell>
          <table:table-cell office:value-type="string" calcext:value-type="string">
            <text:p>Q4-2010</text:p>
          </table:table-cell>
          <table:table-cell office:value-type="string" calcext:value-type="string">
            <text:p>335346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1</text:p>
          </table:table-cell>
          <table:table-cell office:value-type="string" calcext:value-type="string">
            <text:p>Q1-2011</text:p>
          </table:table-cell>
          <table:table-cell office:value-type="string" calcext:value-type="string">
            <text:p>335402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2</text:p>
          </table:table-cell>
          <table:table-cell office:value-type="string" calcext:value-type="string">
            <text:p>Q2-2011</text:p>
          </table:table-cell>
          <table:table-cell office:value-type="string" calcext:value-type="string">
            <text:p>335603.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3</text:p>
          </table:table-cell>
          <table:table-cell office:value-type="string" calcext:value-type="string">
            <text:p>Q3-2011</text:p>
          </table:table-cell>
          <table:table-cell office:value-type="string" calcext:value-type="string">
            <text:p>335894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1-Q4</text:p>
          </table:table-cell>
          <table:table-cell office:value-type="string" calcext:value-type="string">
            <text:p>Q4-2011</text:p>
          </table:table-cell>
          <table:table-cell office:value-type="float" office:value="336184" calcext:value-type="float">
            <text:p>336184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1</text:p>
          </table:table-cell>
          <table:table-cell office:value-type="string" calcext:value-type="string">
            <text:p>Q1-2012</text:p>
          </table:table-cell>
          <table:table-cell office:value-type="float" office:value="336248" calcext:value-type="float">
            <text:p>33624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2</text:p>
          </table:table-cell>
          <table:table-cell office:value-type="string" calcext:value-type="string">
            <text:p>Q2-2012</text:p>
          </table:table-cell>
          <table:table-cell office:value-type="string" calcext:value-type="string">
            <text:p>336380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3</text:p>
          </table:table-cell>
          <table:table-cell office:value-type="string" calcext:value-type="string">
            <text:p>Q3-2012</text:p>
          </table:table-cell>
          <table:table-cell office:value-type="float" office:value="336599" calcext:value-type="float">
            <text:p>33659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2-Q4</text:p>
          </table:table-cell>
          <table:table-cell office:value-type="string" calcext:value-type="string">
            <text:p>Q4-2012</text:p>
          </table:table-cell>
          <table:table-cell office:value-type="string" calcext:value-type="string">
            <text:p>336849.4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1</text:p>
          </table:table-cell>
          <table:table-cell office:value-type="string" calcext:value-type="string">
            <text:p>Q1-2013</text:p>
          </table:table-cell>
          <table:table-cell office:value-type="float" office:value="336870" calcext:value-type="float">
            <text:p>336870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2</text:p>
          </table:table-cell>
          <table:table-cell office:value-type="string" calcext:value-type="string">
            <text:p>Q2-2013</text:p>
          </table:table-cell>
          <table:table-cell office:value-type="float" office:value="336926" calcext:value-type="float">
            <text:p>336926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3</text:p>
          </table:table-cell>
          <table:table-cell office:value-type="string" calcext:value-type="string">
            <text:p>Q3-2013</text:p>
          </table:table-cell>
          <table:table-cell office:value-type="float" office:value="337105" calcext:value-type="float">
            <text:p>33710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3-Q4</text:p>
          </table:table-cell>
          <table:table-cell office:value-type="string" calcext:value-type="string">
            <text:p>Q4-2013</text:p>
          </table:table-cell>
          <table:table-cell office:value-type="string" calcext:value-type="string">
            <text:p>337339.8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1</text:p>
          </table:table-cell>
          <table:table-cell office:value-type="string" calcext:value-type="string">
            <text:p>Q1-2014</text:p>
          </table:table-cell>
          <table:table-cell office:value-type="float" office:value="337377" calcext:value-type="float">
            <text:p>33737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2</text:p>
          </table:table-cell>
          <table:table-cell office:value-type="string" calcext:value-type="string">
            <text:p>Q2-2014</text:p>
          </table:table-cell>
          <table:table-cell office:value-type="string" calcext:value-type="string">
            <text:p>337524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3</text:p>
          </table:table-cell>
          <table:table-cell office:value-type="string" calcext:value-type="string">
            <text:p>Q3-2014</text:p>
          </table:table-cell>
          <table:table-cell office:value-type="float" office:value="337759" calcext:value-type="float">
            <text:p>33775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4-Q4</text:p>
          </table:table-cell>
          <table:table-cell office:value-type="string" calcext:value-type="string">
            <text:p>Q4-2014</text:p>
          </table:table-cell>
          <table:table-cell office:value-type="string" calcext:value-type="string">
            <text:p>338002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1</text:p>
          </table:table-cell>
          <table:table-cell office:value-type="string" calcext:value-type="string">
            <text:p>Q1-2015</text:p>
          </table:table-cell>
          <table:table-cell office:value-type="string" calcext:value-type="string">
            <text:p>338231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2</text:p>
          </table:table-cell>
          <table:table-cell office:value-type="string" calcext:value-type="string">
            <text:p>Q2-2015</text:p>
          </table:table-cell>
          <table:table-cell office:value-type="string" calcext:value-type="string">
            <text:p>338391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3</text:p>
          </table:table-cell>
          <table:table-cell office:value-type="string" calcext:value-type="string">
            <text:p>Q3-2015</text:p>
          </table:table-cell>
          <table:table-cell office:value-type="string" calcext:value-type="string">
            <text:p>338719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5-Q4</text:p>
          </table:table-cell>
          <table:table-cell office:value-type="string" calcext:value-type="string">
            <text:p>Q4-2015</text:p>
          </table:table-cell>
          <table:table-cell office:value-type="string" calcext:value-type="string">
            <text:p>339258.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1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339395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2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339579.3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3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339809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6-Q4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340103.1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1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340188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2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340348.6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3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340568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7-Q4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340850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1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340995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2</text:p>
          </table:table-cell>
          <table:table-cell office:value-type="string" calcext:value-type="string">
            <text:p>Q2-2018</text:p>
          </table:table-cell>
          <table:table-cell office:value-type="float" office:value="341182" calcext:value-type="float">
            <text:p>341182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3</text:p>
          </table:table-cell>
          <table:table-cell office:value-type="string" calcext:value-type="string">
            <text:p>Q3-2018</text:p>
          </table:table-cell>
          <table:table-cell office:value-type="string" calcext:value-type="string">
            <text:p>341484.6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8-Q4</text:p>
          </table:table-cell>
          <table:table-cell office:value-type="string" calcext:value-type="string">
            <text:p>Q4-2018</text:p>
          </table:table-cell>
          <table:table-cell office:value-type="string" calcext:value-type="string">
            <text:p>341858.5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1</text:p>
          </table:table-cell>
          <table:table-cell office:value-type="string" calcext:value-type="string">
            <text:p>Q1-2019</text:p>
          </table:table-cell>
          <table:table-cell office:value-type="string" calcext:value-type="string">
            <text:p>342070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2</text:p>
          </table:table-cell>
          <table:table-cell office:value-type="string" calcext:value-type="string">
            <text:p>Q2-2019</text:p>
          </table:table-cell>
          <table:table-cell office:value-type="string" calcext:value-type="string">
            <text:p>342268.7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3</text:p>
          </table:table-cell>
          <table:table-cell office:value-type="string" calcext:value-type="string">
            <text:p>Q3-2019</text:p>
          </table:table-cell>
          <table:table-cell office:value-type="string" calcext:value-type="string">
            <text:p>342540.9</text:p>
          </table:table-cell>
        </table:table-row>
        <table:table-row table:style-name="ro1">
          <table:table-cell office:value-type="string" calcext:value-type="string">
            <text:p>EA19</text:p>
          </table:table-cell>
          <table:table-cell office:value-type="string" calcext:value-type="string">
            <text:p>Euro area (19 countries)</text:p>
          </table:table-cell>
          <table:table-cell office:value-type="string" calcext:value-type="string">
            <text:p>POPNC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2019-Q4</text:p>
          </table:table-cell>
          <table:table-cell office:value-type="string" calcext:value-type="string">
            <text:p>Q4-2019</text:p>
          </table:table-cell>
          <table:table-cell office:value-type="float" office:value="342881" calcext:value-type="float">
            <text:p>342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8:17:20.474712334</meta:creation-date>
    <dc:date>2023-04-16T18:19:48.914513650</dc:date>
    <meta:editing-duration>PT2M29S</meta:editing-duration>
    <meta:editing-cycles>1</meta:editing-cycles>
    <meta:document-statistic meta:table-count="1" meta:cell-count="11528" meta:object-count="0"/>
    <meta:generator>LibreOffice/7.3.7.2$Linux_X86_64 LibreOffice_project/30$Build-2</meta:generator>
  </office:meta>
</office:document-meta>
</file>